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timeImp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untimeImpl.ge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mpl.newInstance( Objec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mpl.extractProperty( Element msgData , PropertyAliasModel aliasModel , String targe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untimeImpl.extractMatch( Element msgData , PropertyExtractor extr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mpl.setExtensionRegistry( Map &lt; String , ExtensionBundleRuntime &gt;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mpl.init( ProcessConf pconf , ProcessModel p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untimeImpl.getReplacementMap( QName proce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